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Ten-Roman" svg:font-family="TimesTen-Roman"/>
    <style:font-face style:name="AdvP6975" svg:font-family="AdvP6975" style:font-family-generic="roman"/>
    <style:font-face style:name="Times-Roman" svg:font-family="Times-Roman" style:font-family-generic="roman"/>
    <style:font-face style:name="TimesNewRomanPS" svg:font-family="TimesNewRomanPS" style:font-family-generic="roman"/>
    <style:font-face style:name="Sans" svg:font-family="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Sans" fo:font-size="14pt" fo:language="en" fo:country="US" style:font-size-asian="14pt" style:font-size-complex="14pt"/>
    </style:style>
    <style:style style:name="P2" style:family="paragraph" style:parent-style-name="Standard">
      <style:paragraph-properties fo:line-height="150%" fo:text-align="justify" style:justify-single-word="false"/>
      <style:text-properties style:font-name="Sans" fo:font-size="12pt" style:font-size-asian="12pt" style:font-size-complex="12pt"/>
    </style:style>
    <style:style style:name="P3" style:family="paragraph" style:parent-style-name="Standard">
      <style:paragraph-properties fo:line-height="150%" fo:text-align="center" style:justify-single-word="false"/>
      <style:text-properties style:font-name="Sans" fo:font-size="14pt" fo:language="en" fo:country="US" style:font-size-asian="14pt" style:font-size-complex="14pt"/>
    </style:style>
    <style:style style:name="P4" style:family="paragraph" style:parent-style-name="Standard">
      <style:paragraph-properties fo:line-height="150%" fo:text-align="justify" style:justify-single-word="false"/>
      <style:text-properties style:font-name="Sans" fo:font-size="12pt" fo:language="en" fo:country="US" style:font-size-asian="12pt" style:font-size-complex="12pt"/>
    </style:style>
    <style:style style:name="P5" style:family="paragraph" style:parent-style-name="Standard">
      <style:paragraph-properties fo:line-height="150%" fo:text-align="justify" style:justify-single-word="false"/>
      <style:text-properties style:font-name="Sans" fo:font-size="12pt" style:font-size-asian="12pt" style:font-size-complex="12pt"/>
    </style:style>
    <style:style style:name="P6" style:family="paragraph" style:parent-style-name="Standard">
      <style:paragraph-properties fo:line-height="150%" fo:text-align="center" style:justify-single-word="false"/>
      <style:text-properties style:font-name="Sans" fo:font-size="14pt" fo:language="en" fo:country="US" style:font-size-asian="14pt" style:font-size-complex="14pt"/>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language="en" fo:country="US"/>
    </style:style>
    <style:style style:name="T3" style:family="text">
      <style:text-properties style:font-name-asian="Times-Roman" style:font-name-complex="Times-Roman"/>
    </style:style>
    <style:style style:name="T4" style:family="text">
      <style:text-properties fo:language="en" fo:country="US" style:font-name-asian="Times-Roman" style:font-name-complex="Times-Roman"/>
    </style:style>
    <style:style style:name="T5" style:family="text">
      <style:text-properties fo:language="en" fo:country="US" style:font-name-asian="TimesTen-Roman" style:font-name-complex="TimesTen-Roman"/>
    </style:style>
    <style:style style:name="T6" style:family="text">
      <style:text-properties fo:language="en" fo:country="US" fo:background-color="transparent"/>
    </style:style>
    <style:style style:name="T7" style:family="text">
      <style:text-properties fo:language="en" fo:country="US" fo:background-color="#ffff00"/>
    </style:style>
    <style:style style:name="T8" style:family="text">
      <style:text-properties fo:language="en" fo:country="US" style:font-name-asian="AdvP6975" style:font-name-complex="AdvP6975"/>
    </style:style>
    <style:style style:name="T9" style:family="text">
      <style:text-properties style:font-name-asian="TimesNewRomanPS" style:font-name-complex="TimesNewRomanPS"/>
    </style:style>
    <style:style style:name="T10" style:family="text">
      <style:text-properties style:font-name-asian="AdvP6975" style:font-name-complex="AdvP6975"/>
    </style:style>
    <style:style style:name="T11" style:family="text">
      <style:text-properties fo:font-size="12pt" style:font-size-asian="12pt" style:font-size-complex="12pt"/>
    </style:style>
    <style:style style:name="T12" style:family="text">
      <style:text-properties fo:language="en" fo:country="US"/>
    </style:style>
    <style:style style:name="T13" style:family="text">
      <style:text-properties fo:language="en" fo:country="US" style:font-name-asian="Times-Roman" style:font-name-complex="Times-Roman"/>
    </style:style>
    <style:style style:name="T14" style:family="text">
      <style:text-properties fo:language="en" fo:country="US" style:font-name-asian="TimesTen-Roman" style:font-name-complex="TimesTen-Roman"/>
    </style:style>
    <style:style style:name="T15" style:family="text">
      <style:text-properties fo:language="en" fo:country="US" fo:background-color="transparent"/>
    </style:style>
    <style:style style:name="T16" style:family="text">
      <style:text-properties fo:language="en" fo:country="US" fo:background-color="#ffff00"/>
    </style:style>
    <style:style style:name="T17" style:family="text">
      <style:text-properties fo:language="en" fo:country="US" style:font-name-asian="AdvP6975" style:font-name-complex="AdvP6975"/>
    </style:style>
    <style:style style:name="T18" style:family="text">
      <style:text-properties fo:language="en" fo:country="US" style:font-name-asian="TimesNewRomanPS" style:font-name-complex="TimesNewRomanPS"/>
    </style:style>
    <style:style style:name="T19" style:family="text">
      <style:text-properties style:font-name-asian="Times-Roman" style:font-name-complex="Times-Roman"/>
    </style:style>
    <style:style style:name="T20" style:family="text">
      <style:text-properties style:font-name-asian="TimesNewRomanPS" style:font-name-complex="TimesNewRomanPS"/>
    </style:style>
    <style:style style:name="T21" style:family="text">
      <style:text-properties style:font-name-asian="AdvP6975" style:font-name-complex="AdvP6975"/>
    </style:style>
    <style:style style:name="T22" style:family="text">
      <style:text-properties style:font-name-asian="TimesTen-Roman" style:font-name-complex="TimesTen-Roman"/>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27386224" text:id="ct27386224">
          <text:format-change>
            <office:change-info>
              <dc:creator>Leonardo Uieda</dc:creator>
              <dc:date>2012-05-28T15:36:00</dc:date>
            </office:change-info>
          </text:format-change>
        </text:changed-region>
        <text:changed-region xml:id="ct27386448" text:id="ct27386448">
          <text:deletion>
            <office:change-info>
              <dc:creator>Autor desconhecido</dc:creator>
              <dc:date>2012-05-26T21:37:00</dc:date>
            </office:change-info>
            <text:p text:style-name="P1"><text:span text:style-name="T1"><text:s text:c="2"/></text:span></text:p>
          </text:deletion>
        </text:changed-region>
        <text:changed-region xml:id="ct27382256" text:id="ct27382256">
          <text:format-change>
            <office:change-info>
              <dc:creator>Leonardo Uieda</dc:creator>
              <dc:date>2012-05-28T15:36:00</dc:date>
            </office:change-info>
          </text:format-change>
        </text:changed-region>
        <text:changed-region xml:id="ct27382448" text:id="ct27382448">
          <text:format-change>
            <office:change-info>
              <dc:creator>Leonardo Uieda</dc:creator>
              <dc:date>2012-05-28T15:12:00</dc:date>
            </office:change-info>
          </text:format-change>
        </text:changed-region>
        <text:changed-region xml:id="ct27384960" text:id="ct27384960">
          <text:deletion>
            <office:change-info>
              <dc:creator>Leonardo Uieda</dc:creator>
              <dc:date>2012-05-28T15:15:00</dc:date>
            </office:change-info>
            <text:p text:style-name="P2"><text:span text:style-name="T2">The </text:span><text:span text:style-name="T3">f</text:span></text:p>
          </text:deletion>
        </text:changed-region>
        <text:changed-region xml:id="ct27212496" text:id="ct27212496">
          <text:insertion>
            <office:change-info>
              <dc:creator>Leonardo Uieda</dc:creator>
              <dc:date>2012-05-28T15:15:00</dc:date>
            </office:change-info>
          </text:insertion>
        </text:changed-region>
        <text:changed-region xml:id="ct27395504" text:id="ct27395504">
          <text:insertion>
            <office:change-info>
              <dc:creator>Autor desconhecido</dc:creator>
              <dc:date>2012-05-26T21:52:00</dc:date>
            </office:change-info>
          </text:insertion>
        </text:changed-region>
        <text:changed-region xml:id="ct27395696" text:id="ct27395696">
          <text:deletion>
            <office:change-info>
              <dc:creator>Leonardo Uieda</dc:creator>
              <dc:date>2012-05-28T15:15:00</dc:date>
            </office:change-info>
            <text:p text:style-name="P2"><text:span text:style-name="T4"><text:s/></text:span></text:p>
          </text:deletion>
        </text:changed-region>
        <text:changed-region xml:id="ct27397504" text:id="ct27397504">
          <text:insertion>
            <office:change-info>
              <dc:creator>Autor desconhecido</dc:creator>
              <dc:date>2012-05-26T21:52:00</dc:date>
            </office:change-info>
          </text:insertion>
        </text:changed-region>
        <text:changed-region xml:id="ct27397888" text:id="ct27397888">
          <text:deletion>
            <office:change-info>
              <dc:creator>Leonardo Uieda</dc:creator>
              <dc:date>2012-05-28T15:15:00</dc:date>
            </office:change-info>
            <text:p text:style-name="P2"><text:span text:style-name="T3">n</text:span></text:p>
          </text:deletion>
        </text:changed-region>
        <text:changed-region xml:id="ct27398992" text:id="ct27398992">
          <text:insertion>
            <office:change-info>
              <dc:creator>Autor desconhecido</dc:creator>
              <dc:date>2012-05-26T21:52:00</dc:date>
            </office:change-info>
          </text:insertion>
        </text:changed-region>
        <text:changed-region xml:id="ct27399232" text:id="ct27399232">
          <text:deletion>
            <office:change-info>
              <dc:creator>Leonardo Uieda</dc:creator>
              <dc:date>2012-05-28T15:15:00</dc:date>
            </office:change-info>
            <text:p text:style-name="P2"><text:span text:style-name="T3">’</text:span></text:p>
          </text:deletion>
        </text:changed-region>
        <text:changed-region xml:id="ct27400272" text:id="ct27400272">
          <text:insertion>
            <office:change-info>
              <dc:creator>Leonardo Uieda</dc:creator>
              <dc:date>2012-05-28T15:15:00</dc:date>
            </office:change-info>
          </text:insertion>
        </text:changed-region>
        <text:changed-region xml:id="ct27401376" text:id="ct27401376">
          <text:insertion>
            <office:change-info>
              <dc:creator>Autor desconhecido</dc:creator>
              <dc:date>2012-05-26T21:52:00</dc:date>
            </office:change-info>
          </text:insertion>
        </text:changed-region>
        <text:changed-region xml:id="ct27402560" text:id="ct27402560">
          <text:insertion>
            <office:change-info>
              <dc:creator>Leonardo Uieda</dc:creator>
              <dc:date>2012-05-28T15:16:00</dc:date>
            </office:change-info>
          </text:insertion>
        </text:changed-region>
        <text:changed-region xml:id="ct27403648" text:id="ct27403648">
          <text:insertion>
            <office:change-info>
              <dc:creator>Autor desconhecido</dc:creator>
              <dc:date>2012-05-26T21:52:00</dc:date>
            </office:change-info>
          </text:insertion>
        </text:changed-region>
        <text:changed-region xml:id="ct27403888" text:id="ct27403888">
          <text:deletion>
            <office:change-info>
              <dc:creator>Leonardo Uieda</dc:creator>
              <dc:date>2012-05-28T18:23:00</dc:date>
            </office:change-info>
            <text:p text:style-name="P2"><text:span text:style-name="T3">it</text:span></text:p>
          </text:deletion>
        </text:changed-region>
        <text:changed-region xml:id="ct27404992" text:id="ct27404992">
          <text:insertion>
            <office:change-info>
              <dc:creator>Leonardo Uieda</dc:creator>
              <dc:date>2012-05-28T18:23:00</dc:date>
            </office:change-info>
          </text:insertion>
        </text:changed-region>
        <text:changed-region xml:id="ct27406256" text:id="ct27406256">
          <text:insertion>
            <office:change-info>
              <dc:creator>Autor desconhecido</dc:creator>
              <dc:date>2012-05-26T21:52:00</dc:date>
            </office:change-info>
          </text:insertion>
        </text:changed-region>
        <text:changed-region xml:id="ct27406576" text:id="ct27406576">
          <text:deletion>
            <office:change-info>
              <dc:creator>Autor desconhecido</dc:creator>
              <dc:date>2012-05-26T21:54:00</dc:date>
            </office:change-info>
            <text:p text:style-name="P2"><text:span text:style-name="T4"/></text:p>
            <text:p text:style-name="P2"><text:span text:style-name="T2"><text:s text:c="37"/></text:span></text:p>
          </text:deletion>
        </text:changed-region>
        <text:changed-region xml:id="ct27407168" text:id="ct27407168">
          <text:format-change>
            <office:change-info>
              <dc:creator>Leonardo Uieda</dc:creator>
              <dc:date>2012-05-28T15:12:00</dc:date>
            </office:change-info>
          </text:format-change>
        </text:changed-region>
        <text:changed-region xml:id="ct27408064" text:id="ct27408064">
          <text:deletion>
            <office:change-info>
              <dc:creator>Leonardo Uieda</dc:creator>
              <dc:date>2012-05-28T15:16:00</dc:date>
            </office:change-info>
            <text:p text:style-name="P2"><text:span text:style-name="T2">Many times, t</text:span></text:p>
          </text:deletion>
        </text:changed-region>
        <text:changed-region xml:id="ct27408992" text:id="ct27408992">
          <text:insertion>
            <office:change-info>
              <dc:creator>Leonardo Uieda</dc:creator>
              <dc:date>2012-05-28T15:16:00</dc:date>
            </office:change-info>
          </text:insertion>
        </text:changed-region>
        <text:changed-region xml:id="ct27410176" text:id="ct27410176">
          <text:insertion>
            <office:change-info>
              <dc:creator>Autor desconhecido</dc:creator>
              <dc:date>2012-05-26T21:57:00</dc:date>
            </office:change-info>
          </text:insertion>
        </text:changed-region>
        <text:changed-region xml:id="ct27410416" text:id="ct27410416">
          <text:deletion>
            <office:change-info>
              <dc:creator>Leonardo Uieda</dc:creator>
              <dc:date>2012-05-28T15:16:00</dc:date>
            </office:change-info>
            <text:p text:style-name="P2"><text:span text:style-name="T4">must </text:span></text:p>
          </text:deletion>
        </text:changed-region>
        <text:changed-region xml:id="ct27400768" text:id="ct27400768">
          <text:insertion>
            <office:change-info>
              <dc:creator>Leonardo Uieda</dc:creator>
              <dc:date>2012-05-28T15:16:00</dc:date>
            </office:change-info>
          </text:insertion>
        </text:changed-region>
        <text:changed-region xml:id="ct27411040" text:id="ct27411040">
          <text:insertion>
            <office:change-info>
              <dc:creator>Autor desconhecido</dc:creator>
              <dc:date>2012-05-26T21:57:00</dc:date>
            </office:change-info>
          </text:insertion>
        </text:changed-region>
        <text:changed-region xml:id="ct27413168" text:id="ct27413168">
          <text:deletion>
            <office:change-info>
              <dc:creator>Leonardo Uieda</dc:creator>
              <dc:date>2012-05-28T15:16:00</dc:date>
            </office:change-info>
            <text:p text:style-name="P2"><text:span text:style-name="T4"><text:s/>both</text:span></text:p>
          </text:deletion>
        </text:changed-region>
        <text:changed-region xml:id="ct27415136" text:id="ct27415136">
          <text:insertion>
            <office:change-info>
              <dc:creator>Autor desconhecido</dc:creator>
              <dc:date>2012-05-26T21:57:00</dc:date>
            </office:change-info>
          </text:insertion>
        </text:changed-region>
        <text:changed-region xml:id="ct27415360" text:id="ct27415360">
          <text:deletion>
            <office:change-info>
              <dc:creator>Leonardo Uieda</dc:creator>
              <dc:date>2012-05-28T15:17:00</dc:date>
            </office:change-info>
            <text:p text:style-name="P2"><text:span text:style-name="T3">a </text:span></text:p>
          </text:deletion>
        </text:changed-region>
        <text:changed-region xml:id="ct27416464" text:id="ct27416464">
          <text:insertion>
            <office:change-info>
              <dc:creator>Autor desconhecido</dc:creator>
              <dc:date>2012-05-26T22:01:00</dc:date>
            </office:change-info>
          </text:insertion>
        </text:changed-region>
        <text:changed-region xml:id="ct27416656" text:id="ct27416656">
          <text:deletion>
            <office:change-info>
              <dc:creator>Leonardo Uieda</dc:creator>
              <dc:date>2012-05-28T15:17:00</dc:date>
            </office:change-info>
            <text:p text:style-name="P2"><text:span text:style-name="T3"><text:s/></text:span></text:p>
          </text:deletion>
        </text:changed-region>
        <text:changed-region xml:id="ct27417760" text:id="ct27417760">
          <text:insertion>
            <office:change-info>
              <dc:creator>Autor desconhecido</dc:creator>
              <dc:date>2012-05-26T22:01:00</dc:date>
            </office:change-info>
          </text:insertion>
        </text:changed-region>
        <text:changed-region xml:id="ct27404080" text:id="ct27404080">
          <text:deletion>
            <office:change-info>
              <dc:creator>Leonardo Uieda</dc:creator>
              <dc:date>2012-05-28T15:17:00</dc:date>
            </office:change-info>
            <text:p text:style-name="P2"><text:span text:style-name="T3">sources</text:span></text:p>
          </text:deletion>
        </text:changed-region>
        <text:changed-region xml:id="ct27417520" text:id="ct27417520">
          <text:insertion>
            <office:change-info>
              <dc:creator>Leonardo Uieda</dc:creator>
              <dc:date>2012-05-28T15:17:00</dc:date>
            </office:change-info>
          </text:insertion>
        </text:changed-region>
        <text:changed-region xml:id="ct27420608" text:id="ct27420608">
          <text:insertion>
            <office:change-info>
              <dc:creator>Autor desconhecido</dc:creator>
              <dc:date>2012-05-26T22:01:00</dc:date>
            </office:change-info>
          </text:insertion>
        </text:changed-region>
        <text:changed-region xml:id="ct27420160" text:id="ct27420160">
          <text:format-change>
            <office:change-info>
              <dc:creator>Leonardo Uieda</dc:creator>
              <dc:date>2012-05-28T15:12:00</dc:date>
            </office:change-info>
          </text:format-change>
        </text:changed-region>
        <text:changed-region xml:id="ct27421776" text:id="ct27421776">
          <text:insertion>
            <office:change-info>
              <dc:creator>Autor desconhecido</dc:creator>
              <dc:date>2012-05-26T21:44:00</dc:date>
            </office:change-info>
          </text:insertion>
        </text:changed-region>
        <text:changed-region xml:id="ct27423296" text:id="ct27423296">
          <text:deletion>
            <office:change-info>
              <dc:creator>Autor desconhecido</dc:creator>
              <dc:date>2012-05-26T21:44:00</dc:date>
            </office:change-info>
            <text:p text:style-name="P2"><text:span text:style-name="T2"><text:s text:c="20"/></text:span></text:p>
          </text:deletion>
        </text:changed-region>
        <text:changed-region xml:id="ct27421968" text:id="ct27421968">
          <text:deletion>
            <office:change-info>
              <dc:creator>Leonardo Uieda</dc:creator>
              <dc:date>2012-05-28T15:18:00</dc:date>
            </office:change-info>
            <text:p text:style-name="P2"><text:span text:style-name="T2"><text:s/></text:span></text:p>
          </text:deletion>
        </text:changed-region>
        <text:changed-region xml:id="ct27422704" text:id="ct27422704">
          <text:format-change>
            <office:change-info>
              <dc:creator>Leonardo Uieda</dc:creator>
              <dc:date>2012-05-28T15:12:00</dc:date>
            </office:change-info>
          </text:format-change>
        </text:changed-region>
        <text:changed-region xml:id="ct27422896" text:id="ct27422896">
          <text:deletion>
            <office:change-info>
              <dc:creator>Autor desconhecido</dc:creator>
              <dc:date>2012-05-26T21:45:00</dc:date>
            </office:change-info>
            <text:p text:style-name="P2"><text:span text:style-name="T2"><text:s text:c="3"/></text:span></text:p>
          </text:deletion>
        </text:changed-region>
        <text:changed-region xml:id="ct27423872" text:id="ct27423872">
          <text:format-change>
            <office:change-info>
              <dc:creator>Leonardo Uieda</dc:creator>
              <dc:date>2012-05-28T15:12:00</dc:date>
            </office:change-info>
          </text:format-change>
        </text:changed-region>
        <text:changed-region xml:id="ct27425376" text:id="ct27425376">
          <text:insertion>
            <office:change-info>
              <dc:creator>Autor desconhecido</dc:creator>
              <dc:date>2012-05-26T22:09:00</dc:date>
            </office:change-info>
          </text:insertion>
        </text:changed-region>
        <text:changed-region xml:id="ct27423488" text:id="ct27423488">
          <text:deletion>
            <office:change-info>
              <dc:creator>Leonardo Uieda</dc:creator>
              <dc:date>2012-05-28T15:19:00</dc:date>
            </office:change-info>
            <text:p text:style-name="P2"><text:span text:style-name="T5"><text:s/></text:span></text:p>
          </text:deletion>
        </text:changed-region>
        <text:changed-region xml:id="ct27428384" text:id="ct27428384">
          <text:insertion>
            <office:change-info>
              <dc:creator>Autor desconhecido</dc:creator>
              <dc:date>2012-05-26T22:09:00</dc:date>
            </office:change-info>
          </text:insertion>
        </text:changed-region>
        <text:changed-region xml:id="ct27429088" text:id="ct27429088">
          <text:deletion>
            <office:change-info>
              <dc:creator>Leonardo Uieda</dc:creator>
              <dc:date>2012-05-28T15:19:00</dc:date>
            </office:change-info>
            <text:p text:style-name="P2"><text:span text:style-name="T5"><text:s/></text:span></text:p>
          </text:deletion>
        </text:changed-region>
        <text:changed-region xml:id="ct27428896" text:id="ct27428896">
          <text:deletion>
            <office:change-info>
              <dc:creator>Autor desconhecido</dc:creator>
              <dc:date>2012-05-26T22:10:00</dc:date>
            </office:change-info>
            <text:p text:style-name="P2"><text:span text:style-name="T5"/></text:p>
            <text:p text:style-name="P2"><text:span text:style-name="T2"><text:s/></text:span></text:p>
          </text:deletion>
        </text:changed-region>
        <text:changed-region xml:id="ct27428704" text:id="ct27428704">
          <text:deletion>
            <office:change-info>
              <dc:creator>Leonardo Uieda</dc:creator>
              <dc:date>2012-05-28T15:19:00</dc:date>
            </office:change-info>
            <text:p text:style-name="P2"><text:span text:style-name="T5"><text:s/></text:span></text:p>
          </text:deletion>
        </text:changed-region>
        <text:changed-region xml:id="ct27426160" text:id="ct27426160">
          <text:insertion>
            <office:change-info>
              <dc:creator>Leonardo Uieda</dc:creator>
              <dc:date>2012-05-28T15:19:00</dc:date>
            </office:change-info>
          </text:insertion>
        </text:changed-region>
        <text:changed-region xml:id="ct27411376" text:id="ct27411376">
          <text:format-change>
            <office:change-info>
              <dc:creator>Leonardo Uieda</dc:creator>
              <dc:date>2012-05-28T15:12:00</dc:date>
            </office:change-info>
          </text:format-change>
        </text:changed-region>
        <text:changed-region xml:id="ct27411840" text:id="ct27411840">
          <text:deletion>
            <office:change-info>
              <dc:creator>Autor desconhecido</dc:creator>
              <dc:date>2012-05-26T22:12:00</dc:date>
            </office:change-info>
            <text:p text:style-name="P2"><text:span text:style-name="T2"><text:s text:c="14"/></text:span></text:p>
          </text:deletion>
        </text:changed-region>
        <text:changed-region xml:id="ct27411568" text:id="ct27411568">
          <text:deletion>
            <office:change-info>
              <dc:creator>Leonardo Uieda</dc:creator>
              <dc:date>2012-05-28T15:19:00</dc:date>
            </office:change-info>
            <text:p text:style-name="P2"><text:span text:style-name="T2"><text:s/></text:span></text:p>
          </text:deletion>
        </text:changed-region>
        <text:changed-region xml:id="ct27429456" text:id="ct27429456">
          <text:insertion>
            <office:change-info>
              <dc:creator>Autor desconhecido</dc:creator>
              <dc:date>2012-05-26T22:12:00</dc:date>
            </office:change-info>
          </text:insertion>
        </text:changed-region>
        <text:changed-region xml:id="ct27429648" text:id="ct27429648">
          <text:deletion>
            <office:change-info>
              <dc:creator>Leonardo Uieda</dc:creator>
              <dc:date>2012-05-28T15:19:00</dc:date>
            </office:change-info>
            <text:p text:style-name="P2"><text:span text:style-name="T2">ed</text:span></text:p>
          </text:deletion>
        </text:changed-region>
        <text:changed-region xml:id="ct27431920" text:id="ct27431920">
          <text:insertion>
            <office:change-info>
              <dc:creator>Leonardo Uieda</dc:creator>
              <dc:date>2012-05-28T15:19:00</dc:date>
            </office:change-info>
          </text:insertion>
        </text:changed-region>
        <text:changed-region xml:id="ct27430496" text:id="ct27430496">
          <text:insertion>
            <office:change-info>
              <dc:creator>Autor desconhecido</dc:creator>
              <dc:date>2012-05-26T22:12:00</dc:date>
            </office:change-info>
          </text:insertion>
        </text:changed-region>
        <text:changed-region xml:id="ct27430736" text:id="ct27430736">
          <text:deletion>
            <office:change-info>
              <dc:creator>Leonardo Uieda</dc:creator>
              <dc:date>2012-05-28T15:20:00</dc:date>
            </office:change-info>
            <text:p text:style-name="P2"><text:span text:style-name="T2">,</text:span></text:p>
          </text:deletion>
        </text:changed-region>
        <text:changed-region xml:id="ct27434624" text:id="ct27434624">
          <text:insertion>
            <office:change-info>
              <dc:creator>Leonardo Uieda</dc:creator>
              <dc:date>2012-05-28T15:21:00</dc:date>
            </office:change-info>
          </text:insertion>
        </text:changed-region>
        <text:changed-region xml:id="ct27434864" text:id="ct27434864">
          <text:deletion>
            <office:change-info>
              <dc:creator>Leonardo Uieda</dc:creator>
              <dc:date>2012-05-28T15:21:00</dc:date>
            </office:change-info>
            <text:p text:style-name="P2"><text:span text:style-name="T2"><text:s/>and</text:span></text:p>
          </text:deletion>
        </text:changed-region>
        <text:changed-region xml:id="ct27435584" text:id="ct27435584">
          <text:insertion>
            <office:change-info>
              <dc:creator>Leonardo Uieda</dc:creator>
              <dc:date>2012-05-28T15:21:00</dc:date>
            </office:change-info>
          </text:insertion>
        </text:changed-region>
        <text:changed-region xml:id="ct27436128" text:id="ct27436128">
          <text:deletion>
            <office:change-info>
              <dc:creator>Leonardo Uieda</dc:creator>
              <dc:date>2012-05-28T15:36:00</dc:date>
            </office:change-info>
            <text:p text:style-name="P2"><text:span text:style-name="T6"><office:annotation><dc:creator>Autor desconhecido</dc:creator><dc:date>2012-05-26T22:14:08</dc:date><text:p text:style-name="P7"><text:span text:style-name="T23">Leo, quem é o sujeito da frase “sao computacionalmente custosos”? </text:span></text:p><text:p text:style-name="P7"><text:span text:style-name="T23">Na frase <text:s/>o sujeito é “a introducao de informaçoes a a priori” entao seria</text:span></text:p><text:p text:style-name="P7"><text:span text:style-name="T23">“</text:span><text:span text:style-name="T23">is computationally expensive” </text:span></text:p></office:annotation></text:span></text:p>
          </text:deletion>
        </text:changed-region>
        <text:changed-region xml:id="ct27435904" text:id="ct27435904">
          <text:deletion>
            <office:change-info>
              <dc:creator>Leonardo Uieda</dc:creator>
              <dc:date>2012-05-28T15:21:00</dc:date>
            </office:change-info>
            <text:p text:style-name="P2"><text:span text:style-name="T6"><text:s/></text:span></text:p>
          </text:deletion>
        </text:changed-region>
        <text:changed-region xml:id="ct27436848" text:id="ct27436848">
          <text:format-change>
            <office:change-info>
              <dc:creator>Leonardo Uieda</dc:creator>
              <dc:date>2012-05-28T15:20:00</dc:date>
            </office:change-info>
          </text:format-change>
        </text:changed-region>
        <text:changed-region xml:id="ct27439552" text:id="ct27439552">
          <text:insertion>
            <office:change-info>
              <dc:creator>Leonardo Uieda</dc:creator>
              <dc:date>2012-05-28T15:21:00</dc:date>
            </office:change-info>
          </text:insertion>
        </text:changed-region>
        <text:changed-region xml:id="ct27437584" text:id="ct27437584">
          <text:format-change>
            <office:change-info>
              <dc:creator>Leonardo Uieda</dc:creator>
              <dc:date>2012-05-28T15:20:00</dc:date>
            </office:change-info>
          </text:format-change>
        </text:changed-region>
        <text:changed-region xml:id="ct27440784" text:id="ct27440784">
          <text:format-change>
            <office:change-info>
              <dc:creator>Leonardo Uieda</dc:creator>
              <dc:date>2012-05-28T15:12:00</dc:date>
            </office:change-info>
          </text:format-change>
        </text:changed-region>
        <text:changed-region xml:id="ct27442096" text:id="ct27442096">
          <text:insertion>
            <office:change-info>
              <dc:creator>Autor desconhecido</dc:creator>
              <dc:date>2012-05-26T22:24:00</dc:date>
            </office:change-info>
          </text:insertion>
        </text:changed-region>
        <text:changed-region xml:id="ct30397216" text:id="ct30397216">
          <text:insertion>
            <office:change-info>
              <dc:creator>Leonardo Uieda</dc:creator>
              <dc:date>2012-05-29T16:43:00</dc:date>
            </office:change-info>
          </text:insertion>
        </text:changed-region>
        <text:changed-region xml:id="ct36220176" text:id="ct36220176">
          <text:deletion>
            <office:change-info>
              <dc:creator>Leonardo Uieda</dc:creator>
              <dc:date>2012-05-29T16:44:00</dc:date>
            </office:change-info>
            <text:p text:style-name="P2"><text:span text:style-name="T2"><text:s/></text:span></text:p>
          </text:deletion>
        </text:changed-region>
        <text:changed-region xml:id="ct27445392" text:id="ct27445392">
          <text:deletion>
            <office:change-info>
              <dc:creator>Leonardo Uieda</dc:creator>
              <dc:date>2012-05-28T15:22:00</dc:date>
            </office:change-info>
            <text:p text:style-name="P2"><text:span text:style-name="T2"><text:s text:c="10"/></text:span></text:p>
          </text:deletion>
        </text:changed-region>
        <text:changed-region xml:id="ct27874928" text:id="ct27874928">
          <text:insertion>
            <office:change-info>
              <dc:creator>Leonardo Uieda</dc:creator>
              <dc:date>2012-05-29T16:47:00</dc:date>
            </office:change-info>
          </text:insertion>
        </text:changed-region>
        <text:changed-region xml:id="ct22970464" text:id="ct22970464">
          <text:insertion>
            <office:change-info>
              <dc:creator>Leonardo Uieda</dc:creator>
              <dc:date>2012-05-29T16:46:00</dc:date>
            </office:change-info>
          </text:insertion>
        </text:changed-region>
        <text:changed-region xml:id="ct27508448" text:id="ct27508448">
          <text:insertion>
            <office:change-info>
              <dc:creator>Leonardo Uieda</dc:creator>
              <dc:date>2012-05-29T16:47:00</dc:date>
            </office:change-info>
          </text:insertion>
        </text:changed-region>
        <text:changed-region xml:id="ct27446752" text:id="ct27446752">
          <text:insertion>
            <office:change-info>
              <dc:creator>Leonardo Uieda</dc:creator>
              <dc:date>2012-05-28T15:24:00</dc:date>
            </office:change-info>
          </text:insertion>
        </text:changed-region>
        <text:changed-region xml:id="ct27446992" text:id="ct27446992">
          <text:deletion>
            <office:change-info>
              <dc:creator>Leonardo Uieda</dc:creator>
              <dc:date>2012-05-28T15:24:00</dc:date>
            </office:change-info>
            <text:p text:style-name="P2"><text:span text:style-name="T7">some of these problems.</text:span><text:span text:style-name="T6"><office:annotation><dc:creator>Autor desconhecido</dc:creator><dc:date>2012-05-26T22:22:30</dc:date><text:p text:style-name="P7"><text:span text:style-name="T23">Leo, aqui fiquei na duvida.</text:span></text:p><text:p text:style-name="P7"><text:span text:style-name="T23">Quem sáo estes problemas?</text:span></text:p><text:p text:style-name="P7"><text:span text:style-name="T23">Voce está se referindo ao custo computacional e/ou a introduçao de funcoes regularizadoras?</text:span></text:p></office:annotation></text:span><text:span text:style-name="T6"> <text:s/>overcome solutions to</text:span></text:p>
          </text:deletion>
        </text:changed-region>
        <text:changed-region xml:id="ct27449984" text:id="ct27449984">
          <text:insertion>
            <office:change-info>
              <dc:creator>Leonardo Uieda</dc:creator>
              <dc:date>2012-05-28T15:24:00</dc:date>
            </office:change-info>
          </text:insertion>
        </text:changed-region>
        <text:changed-region xml:id="ct27447776" text:id="ct27447776">
          <text:format-change>
            <office:change-info>
              <dc:creator>Leonardo Uieda</dc:creator>
              <dc:date>2012-05-28T15:24:00</dc:date>
            </office:change-info>
          </text:format-change>
        </text:changed-region>
        <text:changed-region xml:id="ct27448944" text:id="ct27448944">
          <text:format-change>
            <office:change-info>
              <dc:creator>Leonardo Uieda</dc:creator>
              <dc:date>2012-05-28T15:12:00</dc:date>
            </office:change-info>
          </text:format-change>
        </text:changed-region>
        <text:changed-region xml:id="ct27450560" text:id="ct27450560">
          <text:deletion>
            <office:change-info>
              <dc:creator>Leonardo Uieda</dc:creator>
              <dc:date>2012-05-28T15:25:00</dc:date>
            </office:change-info>
            <text:p text:style-name="P2"><text:span text:style-name="T2">first-guess the </text:span></text:p>
          </text:deletion>
        </text:changed-region>
        <text:changed-region xml:id="ct27451360" text:id="ct27451360">
          <text:insertion>
            <office:change-info>
              <dc:creator>Leonardo Uieda</dc:creator>
              <dc:date>2012-05-28T15:25:00</dc:date>
            </office:change-info>
          </text:insertion>
        </text:changed-region>
        <text:changed-region xml:id="ct27455248" text:id="ct27455248">
          <text:insertion>
            <office:change-info>
              <dc:creator>Autor desconhecido</dc:creator>
              <dc:date>2012-05-26T22:29:00</dc:date>
            </office:change-info>
          </text:insertion>
        </text:changed-region>
        <text:changed-region xml:id="ct27455872" text:id="ct27455872">
          <text:deletion>
            <office:change-info>
              <dc:creator>Leonardo Uieda</dc:creator>
              <dc:date>2012-05-28T15:25:00</dc:date>
            </office:change-info>
            <text:p text:style-name="P2"><text:span text:style-name="T2"><text:s/></text:span></text:p>
          </text:deletion>
        </text:changed-region>
        <text:changed-region xml:id="ct27455680" text:id="ct27455680">
          <text:deletion>
            <office:change-info>
              <dc:creator>Autor desconhecido</dc:creator>
              <dc:date>2012-05-26T22:29:00</dc:date>
            </office:change-info>
            <text:p text:style-name="P2"><text:span text:style-name="T2"><text:s text:c="16"/></text:span></text:p>
          </text:deletion>
        </text:changed-region>
        <text:changed-region xml:id="ct27455488" text:id="ct27455488">
          <text:deletion>
            <office:change-info>
              <dc:creator>Leonardo Uieda</dc:creator>
              <dc:date>2012-05-28T15:25:00</dc:date>
            </office:change-info>
            <text:p text:style-name="P2"><text:span text:style-name="T2"><text:s/></text:span></text:p>
          </text:deletion>
        </text:changed-region>
        <text:changed-region xml:id="ct27452080" text:id="ct27452080">
          <text:insertion>
            <office:change-info>
              <dc:creator>Leonardo Uieda</dc:creator>
              <dc:date>2012-05-28T15:25:00</dc:date>
            </office:change-info>
          </text:insertion>
        </text:changed-region>
        <text:changed-region xml:id="ct27453056" text:id="ct27453056">
          <text:insertion>
            <office:change-info>
              <dc:creator>Autor desconhecido</dc:creator>
              <dc:date>2012-05-26T22:29:00</dc:date>
            </office:change-info>
          </text:insertion>
        </text:changed-region>
        <text:changed-region xml:id="ct27454128" text:id="ct27454128">
          <text:format-change>
            <office:change-info>
              <dc:creator>Leonardo Uieda</dc:creator>
              <dc:date>2012-05-28T15:12:00</dc:date>
            </office:change-info>
          </text:format-change>
        </text:changed-region>
        <text:changed-region xml:id="ct27459744" text:id="ct27459744">
          <text:insertion>
            <office:change-info>
              <dc:creator>Autor desconhecido</dc:creator>
              <dc:date>2012-05-26T22:30:00</dc:date>
            </office:change-info>
          </text:insertion>
        </text:changed-region>
        <text:changed-region xml:id="ct27457024" text:id="ct27457024">
          <text:format-change>
            <office:change-info>
              <dc:creator>Leonardo Uieda</dc:creator>
              <dc:date>2012-05-28T15:12:00</dc:date>
            </office:change-info>
          </text:format-change>
        </text:changed-region>
        <text:changed-region xml:id="ct27458176" text:id="ct27458176">
          <text:insertion>
            <office:change-info>
              <dc:creator>Autor desconhecido</dc:creator>
              <dc:date>2012-05-26T22:30:00</dc:date>
            </office:change-info>
          </text:insertion>
        </text:changed-region>
        <text:changed-region xml:id="ct27463264" text:id="ct27463264">
          <text:insertion>
            <office:change-info>
              <dc:creator>Leonardo Uieda</dc:creator>
              <dc:date>2012-05-28T15:32:00</dc:date>
            </office:change-info>
          </text:insertion>
        </text:changed-region>
        <text:changed-region xml:id="ct27461104" text:id="ct27461104">
          <text:insertion>
            <office:change-info>
              <dc:creator>Leonardo Uieda</dc:creator>
              <dc:date>2012-05-28T15:36:00</dc:date>
            </office:change-info>
          </text:insertion>
        </text:changed-region>
        <text:changed-region xml:id="ct27462256" text:id="ct27462256">
          <text:insertion>
            <office:change-info>
              <dc:creator>Leonardo Uieda</dc:creator>
              <dc:date>2012-05-28T15:30:00</dc:date>
            </office:change-info>
          </text:insertion>
        </text:changed-region>
        <text:changed-region xml:id="ct27470256" text:id="ct27470256">
          <text:deletion>
            <office:change-info>
              <dc:creator>Leonardo Uieda</dc:creator>
              <dc:date>2012-05-28T15:32:00</dc:date>
            </office:change-info>
            <text:p text:style-name="P2"><text:span text:style-name="T2">masses , Iteratively </text:span></text:p>
          </text:deletion>
        </text:changed-region>
        <text:changed-region xml:id="ct27470064" text:id="ct27470064">
          <text:deletion>
            <office:change-info>
              <dc:creator>Autor desconhecido</dc:creator>
              <dc:date>2012-05-26T22:34:00</dc:date>
            </office:change-info>
            <text:p text:style-name="P2"><text:span text:style-name="T2"><text:s/></text:span></text:p>
          </text:deletion>
        </text:changed-region>
        <text:changed-region xml:id="ct27469872" text:id="ct27469872">
          <text:deletion>
            <office:change-info>
              <dc:creator>Autor desconhecido</dc:creator>
              <dc:date>2012-05-26T22:27:00</dc:date>
            </office:change-info>
            <text:p text:style-name="P2"><text:span text:style-name="T2"><text:s text:c="6"/></text:span></text:p>
          </text:deletion>
        </text:changed-region>
        <text:changed-region xml:id="ct27469680" text:id="ct27469680">
          <text:deletion>
            <office:change-info>
              <dc:creator>Autor desconhecido</dc:creator>
              <dc:date>2012-05-26T22:34:00</dc:date>
            </office:change-info>
            <text:p text:style-name="P2"><text:span text:style-name="T2"><text:s text:c="17"/></text:span></text:p>
          </text:deletion>
        </text:changed-region>
        <text:changed-region xml:id="ct27469488" text:id="ct27469488">
          <text:deletion>
            <office:change-info>
              <dc:creator>Leonardo Uieda</dc:creator>
              <dc:date>2012-05-28T15:32:00</dc:date>
            </office:change-info>
            <text:p text:style-name="P2"><text:span text:style-name="T2"><text:s/>around these skeletonsare forced to be concentrate</text:span></text:p>
          </text:deletion>
        </text:changed-region>
        <text:changed-region xml:id="ct27466144" text:id="ct27466144">
          <text:deletion>
            <office:change-info>
              <dc:creator>Autor desconhecido</dc:creator>
              <dc:date>2012-05-26T22:34:00</dc:date>
            </office:change-info>
            <text:p text:style-name="P2"><text:span text:style-name="T2"><text:s/></text:span></text:p>
          </text:deletion>
        </text:changed-region>
        <text:changed-region xml:id="ct27465952" text:id="ct27465952">
          <text:deletion>
            <office:change-info>
              <dc:creator>Leonardo Uieda</dc:creator>
              <dc:date>2012-05-28T15:32:00</dc:date>
            </office:change-info>
            <text:p text:style-name="P2"><text:span text:style-name="T2"><text:s/>along As a result, . </text:span></text:p>
          </text:deletion>
        </text:changed-region>
        <text:changed-region xml:id="ct27465760" text:id="ct27465760">
          <text:deletion>
            <office:change-info>
              <dc:creator>Autor desconhecido</dc:creator>
              <dc:date>2012-05-26T22:37:00</dc:date>
            </office:change-info>
            <text:p text:style-name="P2"><text:span text:style-name="T2"><text:s/></text:span></text:p>
          </text:deletion>
        </text:changed-region>
        <text:changed-region xml:id="ct27465568" text:id="ct27465568">
          <text:deletion>
            <office:change-info>
              <dc:creator>Leonardo Uieda</dc:creator>
              <dc:date>2012-05-28T15:32:00</dc:date>
            </office:change-info>
            <text:p text:style-name="P2"><text:span text:style-name="T2">guesses of the sources' framework initial estimated masses are accreted around the the iterations he inversion t</text:span></text:p>
          </text:deletion>
        </text:changed-region>
        <text:changed-region xml:id="ct27465376" text:id="ct27465376">
          <text:deletion>
            <office:change-info>
              <dc:creator>Autor desconhecido</dc:creator>
              <dc:date>2012-05-26T23:17:00</dc:date>
            </office:change-info>
            <text:p text:style-name="P2"><text:span text:style-name="T2"><text:s text:c="4"/></text:span></text:p>
          </text:deletion>
        </text:changed-region>
        <text:changed-region xml:id="ct27465184" text:id="ct27465184">
          <text:deletion>
            <office:change-info>
              <dc:creator>Leonardo Uieda</dc:creator>
              <dc:date>2012-05-28T15:32:00</dc:date>
            </office:change-info>
            <text:p text:style-name="P2"><text:span text:style-name="T2"><text:s/>and </text:span></text:p>
          </text:deletion>
        </text:changed-region>
        <text:changed-region xml:id="ct27464992" text:id="ct27464992">
          <text:deletion>
            <office:change-info>
              <dc:creator>Autor desconhecido</dc:creator>
              <dc:date>2012-05-26T23:18:00</dc:date>
            </office:change-info>
            <text:p text:style-name="P2"><text:span text:style-name="T2"><text:s/></text:span></text:p>
          </text:deletion>
        </text:changed-region>
        <text:changed-region xml:id="ct27464800" text:id="ct27464800">
          <text:deletion>
            <office:change-info>
              <dc:creator>Autor desconhecido</dc:creator>
              <dc:date>2012-05-26T23:22:00</dc:date>
            </office:change-info>
            <text:p text:style-name="P2"><text:span text:style-name="T2"><text:s text:c="6"/></text:span></text:p>
          </text:deletion>
        </text:changed-region>
        <text:changed-region xml:id="ct27464608" text:id="ct27464608">
          <text:deletion>
            <office:change-info>
              <dc:creator>Leonardo Uieda</dc:creator>
              <dc:date>2012-05-28T15:32:00</dc:date>
            </office:change-info>
            <text:p text:style-name="P2"><text:span text:style-name="T2">thus <text:s/></text:span></text:p>
          </text:deletion>
        </text:changed-region>
        <text:changed-region xml:id="ct27464416" text:id="ct27464416">
          <text:deletion>
            <office:change-info>
              <dc:creator>Autor desconhecido</dc:creator>
              <dc:date>2012-05-26T23:24:00</dc:date>
            </office:change-info>
            <text:p text:style-name="P2"><text:span text:style-name="T2"><text:s text:c="3"/></text:span></text:p>
          </text:deletion>
        </text:changed-region>
        <text:changed-region xml:id="ct27464224" text:id="ct27464224">
          <text:deletion>
            <office:change-info>
              <dc:creator>Leonardo Uieda</dc:creator>
              <dc:date>2012-05-28T15:32:00</dc:date>
            </office:change-info>
            <text:p text:style-name="P2"><text:span text:style-name="T2">delineated <text:s/>are sources <text:s text:c="2"/>anomalous</text:span></text:p>
          </text:deletion>
        </text:changed-region>
        <text:changed-region xml:id="ct27464032" text:id="ct27464032">
          <text:deletion>
            <office:change-info>
              <dc:creator>Autor desconhecido</dc:creator>
              <dc:date>2012-05-26T23:26:00</dc:date>
            </office:change-info>
            <text:p text:style-name="P2"><text:span text:style-name="T2"><text:s text:c="9"/></text:span></text:p>
          </text:deletion>
        </text:changed-region>
        <text:changed-region xml:id="ct27463840" text:id="ct27463840">
          <text:deletion>
            <office:change-info>
              <dc:creator>Leonardo Uieda</dc:creator>
              <dc:date>2012-05-28T15:32:00</dc:date>
            </office:change-info>
            <text:p text:style-name="P2"><text:span text:style-name="T2">data fit and acceptable <text:s/>in a way that both </text:span></text:p>
          </text:deletion>
        </text:changed-region>
        <text:changed-region xml:id="ct27463648" text:id="ct27463648">
          <text:deletion>
            <office:change-info>
              <dc:creator>Autor desconhecido</dc:creator>
              <dc:date>2012-05-26T23:42:00</dc:date>
            </office:change-info>
            <text:p text:style-name="P2"><text:span text:style-name="T2"><text:s text:c="5"/></text:span></text:p>
          </text:deletion>
        </text:changed-region>
        <text:changed-region xml:id="ct27463456" text:id="ct27463456">
          <text:deletion>
            <office:change-info>
              <dc:creator>Leonardo Uieda</dc:creator>
              <dc:date>2012-05-28T15:32:00</dc:date>
            </office:change-info>
            <text:p text:style-name="P2"><text:span text:style-name="T2">are guaranteed <text:s/>compactness </text:span></text:p>
          </text:deletion>
        </text:changed-region>
        <text:changed-region xml:id="ct27462672" text:id="ct27462672">
          <text:deletion>
            <office:change-info>
              <dc:creator>Autor desconhecido</dc:creator>
              <dc:date>2012-05-26T23:42:00</dc:date>
            </office:change-info>
            <text:p text:style-name="P2"><text:span text:style-name="T2"><text:s text:c="12"/></text:span></text:p>
          </text:deletion>
        </text:changed-region>
        <text:changed-region xml:id="ct27462448" text:id="ct27462448">
          <text:deletion>
            <office:change-info>
              <dc:creator>Leonardo Uieda</dc:creator>
              <dc:date>2012-05-28T15:32:00</dc:date>
            </office:change-info>
            <text:p text:style-name="P2"><text:span text:style-name="T7">remains compact</text:span><text:span text:style-name="T2">. </text:span><text:span text:style-name="T2"><office:annotation><dc:creator>Autor desconhecido</dc:creator><dc:date>2012-05-26T22:41:16</dc:date><text:p text:style-name="P7"><text:span text:style-name="T23">Leo, achei o remains compacr confuso. Também achei dificil e imprecisa o inicio da sentença <text:s/>“a inversao entao <text:s/>expande a estrutura anomala” </text:span></text:p></office:annotation></text:span><text:span text:style-name="T2"> </text:span></text:p>
          </text:deletion>
        </text:changed-region>
        <text:changed-region xml:id="ct27092080" text:id="ct27092080">
          <text:insertion>
            <office:change-info>
              <dc:creator>Leonardo Uieda</dc:creator>
              <dc:date>2012-05-28T15:36:00</dc:date>
            </office:change-info>
          </text:insertion>
        </text:changed-region>
        <text:changed-region xml:id="ct27142768" text:id="ct27142768">
          <text:format-change>
            <office:change-info>
              <dc:creator>Leonardo Uieda</dc:creator>
              <dc:date>2012-05-28T15:12:00</dc:date>
            </office:change-info>
          </text:format-change>
        </text:changed-region>
        <text:changed-region xml:id="ct27462032" text:id="ct27462032">
          <text:insertion>
            <office:change-info>
              <dc:creator>Leonardo Uieda</dc:creator>
              <dc:date>2012-05-28T15:27:00</dc:date>
            </office:change-info>
          </text:insertion>
        </text:changed-region>
        <text:changed-region xml:id="ct27432768" text:id="ct27432768">
          <text:format-change>
            <office:change-info>
              <dc:creator>Leonardo Uieda</dc:creator>
              <dc:date>2012-05-28T15:12:00</dc:date>
            </office:change-info>
          </text:format-change>
        </text:changed-region>
        <text:changed-region xml:id="ct27432960" text:id="ct27432960">
          <text:deletion>
            <office:change-info>
              <dc:creator>Leonardo Uieda</dc:creator>
              <dc:date>2012-05-28T15:27:00</dc:date>
            </office:change-info>
            <text:p text:style-name="P2"><text:span text:style-name="T2"><text:s/>imposed <text:s/>easilyis</text:span></text:p>
          </text:deletion>
        </text:changed-region>
        <text:changed-region xml:id="ct27433536" text:id="ct27433536">
          <text:format-change>
            <office:change-info>
              <dc:creator>Leonardo Uieda</dc:creator>
              <dc:date>2012-05-28T15:12:00</dc:date>
            </office:change-info>
          </text:format-change>
        </text:changed-region>
        <text:changed-region xml:id="ct27466720" text:id="ct27466720">
          <text:insertion>
            <office:change-info>
              <dc:creator>Autor desconhecido</dc:creator>
              <dc:date>2012-05-26T23:56:00</dc:date>
            </office:change-info>
          </text:insertion>
        </text:changed-region>
        <text:changed-region xml:id="ct27466912" text:id="ct27466912">
          <text:deletion>
            <office:change-info>
              <dc:creator>Leonardo Uieda</dc:creator>
              <dc:date>2012-05-28T15:28:00</dc:date>
            </office:change-info>
            <text:p text:style-name="P2"><text:span text:style-name="T8"><text:s/>can</text:span></text:p>
          </text:deletion>
        </text:changed-region>
        <text:changed-region xml:id="ct27467824" text:id="ct27467824">
          <text:insertion>
            <office:change-info>
              <dc:creator>Leonardo Uieda</dc:creator>
              <dc:date>2012-05-28T15:28:00</dc:date>
            </office:change-info>
          </text:insertion>
        </text:changed-region>
        <text:changed-region xml:id="ct27468976" text:id="ct27468976">
          <text:insertion>
            <office:change-info>
              <dc:creator>Autor desconhecido</dc:creator>
              <dc:date>2012-05-26T23:56:00</dc:date>
            </office:change-info>
          </text:insertion>
        </text:changed-region>
        <text:changed-region xml:id="ct27469168" text:id="ct27469168">
          <text:deletion>
            <office:change-info>
              <dc:creator>Leonardo Uieda</dc:creator>
              <dc:date>2012-05-28T15:28:00</dc:date>
            </office:change-info>
            <text:p text:style-name="P2"><text:span text:style-name="T8">only </text:span></text:p>
          </text:deletion>
        </text:changed-region>
        <text:changed-region xml:id="ct27471088" text:id="ct27471088">
          <text:insertion>
            <office:change-info>
              <dc:creator>Autor desconhecido</dc:creator>
              <dc:date>2012-05-26T23:56:00</dc:date>
            </office:change-info>
          </text:insertion>
        </text:changed-region>
        <text:changed-region xml:id="ct27471280" text:id="ct27471280">
          <text:deletion>
            <office:change-info>
              <dc:creator>Leonardo Uieda</dc:creator>
              <dc:date>2012-05-28T15:28:00</dc:date>
            </office:change-info>
            <text:p text:style-name="P2"><text:span text:style-name="T8">presumably </text:span></text:p>
          </text:deletion>
        </text:changed-region>
        <text:changed-region xml:id="ct27472000" text:id="ct27472000">
          <text:insertion>
            <office:change-info>
              <dc:creator>Autor desconhecido</dc:creator>
              <dc:date>2012-05-26T23:56:00</dc:date>
            </office:change-info>
          </text:insertion>
        </text:changed-region>
        <text:changed-region xml:id="ct27472192" text:id="ct27472192">
          <text:deletion>
            <office:change-info>
              <dc:creator>Leonardo Uieda</dc:creator>
              <dc:date>2012-05-28T15:28:00</dc:date>
            </office:change-info>
            <text:p text:style-name="P2"><text:span text:style-name="T8">framework</text:span></text:p>
          </text:deletion>
        </text:changed-region>
        <text:changed-region xml:id="ct27473216" text:id="ct27473216">
          <text:insertion>
            <office:change-info>
              <dc:creator>Leonardo Uieda</dc:creator>
              <dc:date>2012-05-28T15:28:00</dc:date>
            </office:change-info>
          </text:insertion>
        </text:changed-region>
        <text:changed-region xml:id="ct27479344" text:id="ct27479344">
          <text:insertion>
            <office:change-info>
              <dc:creator>Autor desconhecido</dc:creator>
              <dc:date>2012-05-26T23:56:00</dc:date>
            </office:change-info>
          </text:insertion>
        </text:changed-region>
        <text:changed-region xml:id="ct27484080" text:id="ct27484080">
          <text:insertion>
            <office:change-info>
              <dc:creator>Autor desconhecido</dc:creator>
              <dc:date>2012-05-27T00:03:00</dc:date>
            </office:change-info>
          </text:insertion>
        </text:changed-region>
        <text:changed-region xml:id="ct27484272" text:id="ct27484272">
          <text:deletion>
            <office:change-info>
              <dc:creator>Leonardo Uieda</dc:creator>
              <dc:date>2012-05-28T15:28:00</dc:date>
            </office:change-info>
            <text:p text:style-name="P2"><text:span text:style-name="T9"><text:s/></text:span></text:p>
          </text:deletion>
        </text:changed-region>
        <text:changed-region xml:id="ct27479904" text:id="ct27479904">
          <text:insertion>
            <office:change-info>
              <dc:creator>Autor desconhecido</dc:creator>
              <dc:date>2012-05-27T00:03:00</dc:date>
            </office:change-info>
          </text:insertion>
        </text:changed-region>
        <text:changed-region xml:id="ct27481008" text:id="ct27481008">
          <text:insertion>
            <office:change-info>
              <dc:creator>Autor desconhecido</dc:creator>
              <dc:date>2012-05-27T00:06:00</dc:date>
            </office:change-info>
          </text:insertion>
        </text:changed-region>
        <text:changed-region xml:id="ct27481200" text:id="ct27481200">
          <text:deletion>
            <office:change-info>
              <dc:creator>Leonardo Uieda</dc:creator>
              <dc:date>2012-05-28T15:28:00</dc:date>
            </office:change-info>
            <text:p text:style-name="P2"><text:span text:style-name="T10">to</text:span></text:p>
          </text:deletion>
        </text:changed-region>
        <text:changed-region xml:id="ct27481888" text:id="ct27481888">
          <text:insertion>
            <office:change-info>
              <dc:creator>Leonardo Uieda</dc:creator>
              <dc:date>2012-05-28T15:28:00</dc:date>
            </office:change-info>
          </text:insertion>
        </text:changed-region>
        <text:changed-region xml:id="ct27482976" text:id="ct27482976">
          <text:insertion>
            <office:change-info>
              <dc:creator>Autor desconhecido</dc:creator>
              <dc:date>2012-05-27T00:06:00</dc:date>
            </office:change-info>
          </text:insertion>
        </text:changed-region>
        <text:changed-region xml:id="ct27487872" text:id="ct27487872">
          <text:insertion>
            <office:change-info>
              <dc:creator>Leonardo Uieda</dc:creator>
              <dc:date>2012-05-28T15:28:00</dc:date>
            </office:change-info>
          </text:insertion>
        </text:changed-region>
        <text:changed-region xml:id="ct27488976" text:id="ct27488976">
          <text:insertion>
            <office:change-info>
              <dc:creator>Autor desconhecido</dc:creator>
              <dc:date>2012-05-27T00:06:00</dc:date>
            </office:change-info>
          </text:insertion>
        </text:changed-region>
        <text:changed-region xml:id="ct27494560" text:id="ct27494560">
          <text:insertion>
            <office:change-info>
              <dc:creator>Leonardo Uieda</dc:creator>
              <dc:date>2012-05-28T15:29:00</dc:date>
            </office:change-info>
          </text:insertion>
        </text:changed-region>
        <text:changed-region xml:id="ct27491712" text:id="ct27491712">
          <text:insertion>
            <office:change-info>
              <dc:creator>Autor desconhecido</dc:creator>
              <dc:date>2012-05-27T00:06:00</dc:date>
            </office:change-info>
          </text:insertion>
        </text:changed-region>
        <text:changed-region xml:id="ct27492128" text:id="ct27492128">
          <text:deletion>
            <office:change-info>
              <dc:creator>Leonardo Uieda</dc:creator>
              <dc:date>2012-05-28T15:29:00</dc:date>
            </office:change-info>
            <text:p text:style-name="P2"><text:span text:style-name="T10"><text:s/>fitt</text:span></text:p>
          </text:deletion>
        </text:changed-region>
        <text:changed-region xml:id="ct27491904" text:id="ct27491904">
          <text:deletion>
            <office:change-info>
              <dc:creator>Leonardo Uieda</dc:creator>
              <dc:date>2012-05-28T15:28:00</dc:date>
            </office:change-info>
            <text:p text:style-name="P2"><text:span text:style-name="T10">ing</text:span></text:p>
          </text:deletion>
        </text:changed-region>
        <text:changed-region xml:id="ct27492864" text:id="ct27492864">
          <text:insertion>
            <office:change-info>
              <dc:creator>Autor desconhecido</dc:creator>
              <dc:date>2012-05-27T00:06:00</dc:date>
            </office:change-info>
          </text:insertion>
        </text:changed-region>
        <text:changed-region xml:id="ct27493776" text:id="ct27493776">
          <text:insertion>
            <office:change-info>
              <dc:creator>Autor desconhecido</dc:creator>
              <dc:date>2012-05-27T00:38:00</dc:date>
            </office:change-info>
          </text:insertion>
        </text:changed-region>
        <text:changed-region xml:id="ct27499296" text:id="ct27499296">
          <text:format-change>
            <office:change-info>
              <dc:creator>Leonardo Uieda</dc:creator>
              <dc:date>2012-05-28T15:12:00</dc:date>
            </office:change-info>
          </text:format-change>
        </text:changed-region>
        <text:changed-region xml:id="ct27499536" text:id="ct27499536">
          <text:deletion>
            <office:change-info>
              <dc:creator>Autor desconhecido</dc:creator>
              <dc:date>2012-05-26T23:45:00</dc:date>
            </office:change-info>
            <text:p text:style-name="P2"><text:span text:style-name="T2"><text:s text:c="2"/></text:span></text:p>
          </text:deletion>
        </text:changed-region>
        <text:changed-region xml:id="ct27495744" text:id="ct27495744">
          <text:format-change>
            <office:change-info>
              <dc:creator>Leonardo Uieda</dc:creator>
              <dc:date>2012-05-28T15:12:00</dc:date>
            </office:change-info>
          </text:format-change>
        </text:changed-region>
        <text:changed-region xml:id="ct27496352" text:id="ct27496352">
          <text:deletion>
            <office:change-info>
              <dc:creator>Leonardo Uieda</dc:creator>
              <dc:date>2012-05-28T15:29:00</dc:date>
            </office:change-info>
            <text:p text:style-name="P2"><text:span text:style-name="T2"><text:s/></text:span></text:p>
          </text:deletion>
        </text:changed-region>
        <text:changed-region xml:id="ct27496160" text:id="ct27496160">
          <text:deletion>
            <office:change-info>
              <dc:creator>Autor desconhecido</dc:creator>
              <dc:date>2012-05-27T00:39:00</dc:date>
            </office:change-info>
            <text:p text:style-name="P2"><text:span text:style-name="T2"><text:s text:c="10"/></text:span></text:p>
          </text:deletion>
        </text:changed-region>
        <text:changed-region xml:id="ct27495936" text:id="ct27495936">
          <text:deletion>
            <office:change-info>
              <dc:creator>Leonardo Uieda</dc:creator>
              <dc:date>2012-05-28T15:29:00</dc:date>
            </office:change-info>
            <text:p text:style-name="P2"><text:span text:style-name="T2"><text:s text:c="2"/></text:span></text:p>
          </text:deletion>
        </text:changed-region>
        <text:changed-region xml:id="ct27497072" text:id="ct27497072">
          <text:insertion>
            <office:change-info>
              <dc:creator>Leonardo Uieda</dc:creator>
              <dc:date>2012-05-28T15:29:00</dc:date>
            </office:change-info>
          </text:insertion>
        </text:changed-region>
        <text:changed-region xml:id="ct27498048" text:id="ct27498048">
          <text:insertion>
            <office:change-info>
              <dc:creator>Autor desconhecido</dc:creator>
              <dc:date>2012-05-27T00:41:00</dc:date>
            </office:change-info>
          </text:insertion>
        </text:changed-region>
        <text:changed-region xml:id="ct27499008" text:id="ct27499008">
          <text:insertion>
            <office:change-info>
              <dc:creator>Autor desconhecido</dc:creator>
              <dc:date>2012-05-27T00:40:00</dc:date>
            </office:change-info>
          </text:insertion>
        </text:changed-region>
        <text:changed-region xml:id="ct27500720" text:id="ct27500720">
          <text:format-change>
            <office:change-info>
              <dc:creator>Leonardo Uieda</dc:creator>
              <dc:date>2012-05-28T15:12:00</dc:date>
            </office:change-info>
          </text:format-change>
        </text:changed-region>
        <text:changed-region xml:id="ct27500960" text:id="ct27500960">
          <text:deletion>
            <office:change-info>
              <dc:creator>Autor desconhecido</dc:creator>
              <dc:date>2012-05-27T00:40:00</dc:date>
            </office:change-info>
            <text:p text:style-name="P2"><text:span text:style-name="T2"><text:s/></text:span></text:p>
          </text:deletion>
        </text:changed-region>
        <text:changed-region xml:id="ct27501904" text:id="ct27501904">
          <text:insertion>
            <office:change-info>
              <dc:creator>Autor desconhecido</dc:creator>
              <dc:date>2012-05-27T00:40:00</dc:date>
            </office:change-info>
          </text:insertion>
        </text:changed-region>
        <text:changed-region xml:id="ct27502096" text:id="ct27502096">
          <text:deletion>
            <office:change-info>
              <dc:creator>Leonardo Uieda</dc:creator>
              <dc:date>2012-05-28T15:29:00</dc:date>
            </office:change-info>
            <text:p text:style-name="P2"><text:span text:style-name="T2">of</text:span></text:p>
          </text:deletion>
        </text:changed-region>
        <text:changed-region xml:id="ct27507232" text:id="ct27507232">
          <text:insertion>
            <office:change-info>
              <dc:creator>Leonardo Uieda</dc:creator>
              <dc:date>2012-05-28T15:29:00</dc:date>
            </office:change-info>
          </text:insertion>
        </text:changed-region>
        <text:changed-region xml:id="ct27503296" text:id="ct27503296">
          <text:format-change>
            <office:change-info>
              <dc:creator>Leonardo Uieda</dc:creator>
              <dc:date>2012-05-28T15:12:00</dc:date>
            </office:change-info>
          </text:format-change>
        </text:changed-region>
        <text:changed-region xml:id="ct27503760" text:id="ct27503760">
          <text:deletion>
            <office:change-info>
              <dc:creator>Autor desconhecido</dc:creator>
              <dc:date>2012-05-27T00:42:00</dc:date>
            </office:change-info>
            <text:p text:style-name="P2"><text:span text:style-name="T2"><text:s/></text:span></text:p>
          </text:deletion>
        </text:changed-region>
        <text:changed-region xml:id="ct27503536" text:id="ct27503536">
          <text:deletion>
            <office:change-info>
              <dc:creator>Leonardo Uieda</dc:creator>
              <dc:date>2012-05-28T15:29:00</dc:date>
            </office:change-info>
            <text:p text:style-name="P2"><text:span text:style-name="T2"><text:s/></text:span></text:p>
          </text:deletion>
        </text:changed-region>
        <text:changed-region xml:id="ct27504448" text:id="ct27504448">
          <text:insertion>
            <office:change-info>
              <dc:creator>Autor desconhecido</dc:creator>
              <dc:date>2012-05-27T00:42:00</dc:date>
            </office:change-info>
          </text:insertion>
        </text:changed-region>
        <text:changed-region xml:id="ct27504640" text:id="ct27504640">
          <text:deletion>
            <office:change-info>
              <dc:creator>Autor desconhecido</dc:creator>
              <dc:date>2012-05-27T00:42:00</dc:date>
            </office:change-info>
            <text:p text:style-name="P2"><text:span text:style-name="T2"><text:s/></text:span></text:p>
          </text:deletion>
        </text:changed-region>
        <text:changed-region xml:id="ct27505600" text:id="ct27505600">
          <text:insertion>
            <office:change-info>
              <dc:creator>Autor desconhecido</dc:creator>
              <dc:date>2012-05-27T00:42:00</dc:date>
            </office:change-info>
          </text:insertion>
        </text:changed-region>
        <text:changed-region xml:id="ct27505792" text:id="ct27505792">
          <text:deletion>
            <office:change-info>
              <dc:creator>Autor desconhecido</dc:creator>
              <dc:date>2012-05-27T00:42:00</dc:date>
            </office:change-info>
            <text:p text:style-name="P2"><text:span text:style-name="T2"><text:s text:c="9"/></text:span></text:p>
          </text:deletion>
        </text:changed-region>
        <text:changed-region xml:id="ct27508032" text:id="ct27508032">
          <text:format-change>
            <office:change-info>
              <dc:creator>Leonardo Uieda</dc:creator>
              <dc:date>2012-05-28T15:12:00</dc:date>
            </office:change-info>
          </text:format-change>
        </text:changed-region>
        <text:changed-region xml:id="ct36505264" text:id="ct36505264">
          <text:insertion>
            <office:change-info>
              <dc:creator>Leonardo Uieda</dc:creator>
              <dc:date>2012-05-29T16:52:00</dc:date>
            </office:change-info>
          </text:insertion>
        </text:changed-region>
        <text:changed-region xml:id="ct23668048" text:id="ct23668048">
          <text:insertion>
            <office:change-info>
              <dc:creator>Leonardo Uieda</dc:creator>
              <dc:date>2012-05-29T16:53:00</dc:date>
            </office:change-info>
          </text:insertion>
        </text:changed-region>
        <text:changed-region xml:id="ct72566960" text:id="ct72566960">
          <text:format-change>
            <office:change-info>
              <dc:creator>Leonardo Uieda</dc:creator>
              <dc:date>2012-05-28T15:12:00</dc:date>
            </office:change-info>
          </text:format-change>
        </text:changed-region>
        <text:changed-region xml:id="ct27508224" text:id="ct27508224">
          <text:deletion>
            <office:change-info>
              <dc:creator>Autor desconhecido</dc:creator>
              <dc:date>2012-05-27T00:47:00</dc:date>
            </office:change-info>
            <text:p text:style-name="P2"><text:span text:style-name="T2"><text:s text:c="5"/></text:span></text:p>
          </text:deletion>
        </text:changed-region>
        <text:changed-region xml:id="ct27509200" text:id="ct27509200">
          <text:insertion>
            <office:change-info>
              <dc:creator>Autor desconhecido</dc:creator>
              <dc:date>2012-05-27T00:47:00</dc:date>
            </office:change-info>
          </text:insertion>
        </text:changed-region>
        <text:changed-region xml:id="ct27510304" text:id="ct27510304">
          <text:format-change>
            <office:change-info>
              <dc:creator>Leonardo Uieda</dc:creator>
              <dc:date>2012-05-28T15:12:00</dc:date>
            </office:change-info>
          </text:format-change>
        </text:changed-region>
        <text:changed-region xml:id="ct27510496" text:id="ct27510496">
          <text:deletion>
            <office:change-info>
              <dc:creator>Autor desconhecido</dc:creator>
              <dc:date>2012-05-27T00:47:00</dc:date>
            </office:change-info>
            <text:p text:style-name="P2"><text:span text:style-name="T2"><text:s text:c="7"/></text:span></text:p>
          </text:deletion>
        </text:changed-region>
        <text:changed-region xml:id="ct27511408" text:id="ct27511408">
          <text:format-change>
            <office:change-info>
              <dc:creator>Leonardo Uieda</dc:creator>
              <dc:date>2012-05-28T15:12:00</dc:date>
            </office:change-info>
          </text:format-change>
        </text:changed-region>
        <text:changed-region xml:id="ct27511600" text:id="ct27511600">
          <text:deletion>
            <office:change-info>
              <dc:creator>Autor desconhecido</dc:creator>
              <dc:date>2012-05-27T00:48:00</dc:date>
            </office:change-info>
            <text:p text:style-name="P2"><text:span text:style-name="T2"><text:s text:c="26"/></text:span></text:p>
          </text:deletion>
        </text:changed-region>
        <text:changed-region xml:id="ct27516288" text:id="ct27516288">
          <text:format-change>
            <office:change-info>
              <dc:creator>Leonardo Uieda</dc:creator>
              <dc:date>2012-05-28T15:1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27386224"/>Rapid 3D inversion of gravity and gravity gradient data to test geologic<text:change-end text:change-id="ct27386224"/><text:change text:change-id="ct27386448"/><text:change-start text:change-id="ct27382256"/> hypotheses<text:change-end text:change-id="ct27382256"/><text:change-start text:change-id="ct27382448"/></text:p>
      <text:p text:style-name="P4"/>
      <text:p text:style-name="P2"><text:change-end text:change-id="ct27382448"/><text:change text:change-id="ct27384960"/><text:change-start text:change-id="ct27212496"/><text:span text:style-name="T3">F</text:span><text:change-end text:change-id="ct27212496"/><text:change-start text:change-id="ct27395504"/><text:span text:style-name="T3">orward modeling </text:span><text:change-end text:change-id="ct27395504"/><text:change text:change-id="ct27395696"/><text:change-start text:change-id="ct27397504"/><text:span text:style-name="T4">of potential fields </text:span><text:span text:style-name="T3">is a</text:span><text:change-end text:change-id="ct27397504"/><text:change text:change-id="ct27397888"/><text:change-start text:change-id="ct27398992"/><text:span text:style-name="T3"> useful way to incorporate the interpreter</text:span><text:change-end text:change-id="ct27398992"/><text:change text:change-id="ct27399232"/><text:change-start text:change-id="ct27400272"/><text:span text:style-name="T3">'</text:span><text:change-end text:change-id="ct27400272"/><text:change-start text:change-id="ct27401376"/><text:span text:style-name="T3">s knowledge about the geology of the interpretation area</text:span><text:change-end text:change-id="ct27401376"/><text:change-start text:change-id="ct27402560"/><text:span text:style-name="T3"> into the model</text:span><text:change-end text:change-id="ct27402560"/><text:change-start text:change-id="ct27403648"/><text:span text:style-name="T3">. However, </text:span><text:change-end text:change-id="ct27403648"/><text:change text:change-id="ct27403888"/><text:change-start text:change-id="ct27404992"/><text:span text:style-name="T3">this</text:span><text:change-end text:change-id="ct27404992"/><text:change-start text:change-id="ct27406256"/><text:span text:style-name="T3"> </text:span><text:change-end text:change-id="ct27406256"/><text:change text:change-id="ct27406576"/><text:change-start text:change-id="ct27407168"/><text:span text:style-name="T2">can be a very tedious task. This is specially true when modeling in 3D and trying to fit multiple components, e.g., in gravity gradiometry. </text:span><text:change-end text:change-id="ct27407168"/><text:change text:change-id="ct27408064"/><text:change-start text:change-id="ct27408992"/><text:span text:style-name="T2">T</text:span><text:change-end text:change-id="ct27408992"/><text:change-start text:change-id="ct27410176"/><text:span text:style-name="T4">he interpreter </text:span><text:change-end text:change-id="ct27410176"/><text:change text:change-id="ct27410416"/><text:change-start text:change-id="ct27400768"/><text:span text:style-name="T4">is required to simultaneously </text:span><text:change-end text:change-id="ct27400768"/><text:change-start text:change-id="ct27411040"/><text:span text:style-name="T4">supervise</text:span><text:change-end text:change-id="ct27411040"/><text:change text:change-id="ct27413168"/><text:change-start text:change-id="ct27415136"/><text:span text:style-name="T4"> the data fit </text:span><text:span text:style-name="T3">and the construction of </text:span><text:change-end text:change-id="ct27415136"/><text:change text:change-id="ct27415360"/><text:change-start text:change-id="ct27416464"/><text:span text:style-name="T3">geologically realistic </text:span><text:change-end text:change-id="ct27416464"/><text:change text:change-id="ct27416656"/><text:change-start text:change-id="ct27417760"/><text:span text:style-name="T3">3D </text:span><text:change-end text:change-id="ct27417760"/><text:change text:change-id="ct27404080"/><text:change-start text:change-id="ct27417520"/><text:span text:style-name="T3">bodies</text:span><text:change-end text:change-id="ct27417520"/><text:change-start text:change-id="ct27420608"/><text:span text:style-name="T3">. </text:span><text:change-end text:change-id="ct27420608"/><text:change-start text:change-id="ct27420160"/><text:span text:style-name="T2">This problem is partially solved by methods of geophysical inversion, which </text:span><text:change-end text:change-id="ct27420160"/><text:change-start text:change-id="ct27421776"/><text:span text:style-name="T2">automatically </text:span><text:change-end text:change-id="ct27421776"/><text:change text:change-id="ct27423296"/><text:change text:change-id="ct27421968"/><text:change-start text:change-id="ct27422704"/><text:span text:style-name="T2">fit </text:span><text:change-end text:change-id="ct27422704"/><text:change text:change-id="ct27422896"/><text:change-start text:change-id="ct27423872"/><text:span text:style-name="T2">the data. Conversely, inverse problems introduce other challenges of their own. Most geophysical inverse problems are ill-posed</text:span><text:change-end text:change-id="ct27423872"/><text:change-start text:change-id="ct27425376"/><text:span text:style-name="T2"> because their </text:span><text:change-end text:change-id="ct27425376"/><text:change text:change-id="ct27423488"/><text:change-start text:change-id="ct27428384"/><text:span text:style-name="T5">solutions are neither unique </text:span><text:span text:style-name="T22">nor stable.</text:span><text:change-end text:change-id="ct27428384"/><text:change text:change-id="ct27429088"/><text:change text:change-id="ct27428896"/><text:change text:change-id="ct27428704"/><text:change-start text:change-id="ct27426160"/><text:span text:style-name="T5"> </text:span><text:change-end text:change-id="ct27426160"/><text:change-start text:change-id="ct27411376"/><text:span text:style-name="T2">Thus, they require the introduction of prior information, usually through </text:span><text:change-end text:change-id="ct27411376"/><text:change text:change-id="ct27411840"/><text:change text:change-id="ct27411568"/><text:change-start text:change-id="ct27429456"/><text:span text:style-name="T2">regulariz</text:span><text:change-end text:change-id="ct27429456"/><text:change text:change-id="ct27429648"/><text:change-start text:change-id="ct27431920"/><text:span text:style-name="T2">ing</text:span><text:change-end text:change-id="ct27431920"/><text:change-start text:change-id="ct27430496"/><text:span text:style-name="T2"> functions</text:span><text:change-end text:change-id="ct27430496"/><text:change text:change-id="ct27430736"/><text:change-start text:change-id="ct27434624"/><text:span text:style-name="T2">. Moreover, 3D inverse problems</text:span><text:change-end text:change-id="ct27434624"/><text:change text:change-id="ct27434864"/><text:change-start text:change-id="ct27435584"/><text:span text:style-name="T2"> </text:span><text:change-end text:change-id="ct27435584"/><text:change text:change-id="ct27436128"/><text:change text:change-id="ct27435904"/><text:change-start text:change-id="ct27436848"/><text:span text:style-name="T6">are </text:span><text:change-end text:change-id="ct27436848"/><text:change-start text:change-id="ct27439552"/><text:span text:style-name="T6">very </text:span><text:change-end text:change-id="ct27439552"/><text:change-start text:change-id="ct27437584"/><text:span text:style-name="T6">computationally expensive</text:span><text:change-end text:change-id="ct27437584"/><text:change-start text:change-id="ct27440784"/><text:span text:style-name="T2">. Recent developments in potential field inversion have </text:span><text:change-end text:change-id="ct27440784"/><text:change-start text:change-id="ct27442096"/><text:span text:style-name="T2">proposed</text:span><text:change-end text:change-id="ct27442096"/><text:change-start text:change-id="ct30397216"/><text:span text:style-name="T6"> different </text:span><text:span text:style-name="T2">regularizing functions to transform the ill-posed problem into a well-posed one.</text:span><text:change-end text:change-id="ct30397216"/><text:change text:change-id="ct36220176"/><text:change text:change-id="ct27445392"/><text:change-start text:change-id="ct27874928"/><text:span text:style-name="T2"> </text:span><text:change-end text:change-id="ct27874928"/><text:change-start text:change-id="ct22970464"/><text:span text:style-name="T2">Also, </text:span><text:change-end text:change-id="ct22970464"/><text:change-start text:change-id="ct27508448"/><text:span text:style-name="T2">several techniques</text:span><text:change-end text:change-id="ct27508448"/><text:change-start text:change-id="ct27446752"/><text:span text:style-name="T2">, like data compression and parallel computation, have been applied to overcome the computatio</text:span><text:span text:style-name="T6">nal complexity</text:span><text:change-end text:change-id="ct27446752"/><text:change text:change-id="ct27446992"/><text:change-start text:change-id="ct27449984"/><text:span text:style-name="T6">.</text:span><text:change-end text:change-id="ct27449984"/><text:change-start text:change-id="ct27447776"/><text:span text:style-name="T6"> We call attention to the method of potential field inversion by planting anomalo</text:span><text:change-end text:change-id="ct27447776"/><text:change-start text:change-id="ct27448944"/><text:span text:style-name="T2">us densities. This method uses an iterative algorithm to automatically grow the anomalous bodies around user-specified prismatic elements called “seeds”, which have fixed density contrasts and positions. These seeds provide</text:span><text:change-end text:change-id="ct27448944"/><text:change text:change-id="ct27450560"/><text:change-start text:change-id="ct27451360"/><text:span text:style-name="T2"> a first estimate</text:span><text:change-end text:change-id="ct27451360"/><text:change-start text:change-id="ct27455248"/><text:span text:style-name="T2"> of the</text:span><text:change-end text:change-id="ct27455248"/><text:change text:change-id="ct27455872"/><text:change text:change-id="ct27455680"/><text:change text:change-id="ct27455488"/><text:change-start text:change-id="ct27452080"/><text:span text:style-name="T2"> </text:span><text:change-end text:change-id="ct27452080"/><text:change-start text:change-id="ct27453056"/><text:span text:style-name="T2">skeletal outlines</text:span><text:change-end text:change-id="ct27453056"/><text:change-start text:change-id="ct27454128"/><text:span text:style-name="T2"> of the </text:span><text:change-end text:change-id="ct27454128"/><text:change-start text:change-id="ct27459744"/><text:span text:style-name="T2">presumed </text:span><text:change-end text:change-id="ct27459744"/><text:change-start text:change-id="ct27457024"/><text:span text:style-name="T2">anomalous bodies</text:span><text:change-end text:change-id="ct27457024"/><text:change-start text:change-id="ct27458176"/><text:span text:style-name="T2">.</text:span><text:change-end text:change-id="ct27458176"/><text:change-start text:change-id="ct27463264"/><text:span text:style-name="T2"> </text:span><text:change-end text:change-id="ct27463264"/><text:change-start text:change-id="ct27461104"/><text:span text:style-name="T2">Then, t</text:span><text:change-end text:change-id="ct27461104"/><text:change-start text:change-id="ct27462256"/><text:span text:style-name="T2">he inversion iteratively concentrates mass around this “skeleton” in a way that both fits the observed data and yields compact bodies.</text:span><text:change-end text:change-id="ct27462256"/><text:change text:change-id="ct27470256"/><text:change text:change-id="ct27470064"/><text:change text:change-id="ct27469872"/><text:change text:change-id="ct27469680"/><text:change text:change-id="ct27469488"/><text:change text:change-id="ct27466144"/><text:change text:change-id="ct27465952"/><text:change text:change-id="ct27465760"/><text:change text:change-id="ct27465568"/><text:change text:change-id="ct27465376"/><text:change text:change-id="ct27465184"/><text:change text:change-id="ct27464992"/><text:change text:change-id="ct27464800"/><text:change text:change-id="ct27464608"/><text:change text:change-id="ct27464416"/><text:change text:change-id="ct27464224"/><text:change text:change-id="ct27464032"/><text:change text:change-id="ct27463840"/><text:change text:change-id="ct27463648"/><text:change text:change-id="ct27463456"/><text:change text:change-id="ct27462672"/><text:change text:change-id="ct27462448"/><text:change-start text:change-id="ct27092080"/><text:span text:style-name="T2"> </text:span><text:change-end text:change-id="ct27092080"/><text:change-start text:change-id="ct27142768"/><text:span text:style-name="T2">Therefore, </text:span><text:change-end text:change-id="ct27142768"/><text:change-start text:change-id="ct27462032"/><text:span text:style-name="T2">the interpreter can easily impose </text:span><text:change-end text:change-id="ct27462032"/><text:change-start text:change-id="ct27432768"/><text:span text:style-name="T2">prior information </text:span><text:change-end text:change-id="ct27432768"/><text:change text:change-id="ct27432960"/><text:change-start text:change-id="ct27433536"/><text:span text:style-name="T2">on the inversion through the seeds. </text:span><text:change-end text:change-id="ct27433536"/><text:change-start text:change-id="ct27466720"/><text:span text:style-name="T2">The interpreter </text:span><text:change-end text:change-id="ct27466720"/><text:change text:change-id="ct27466912"/><text:change-start text:change-id="ct27467824"/><text:span text:style-name="T2">needs only to</text:span><text:change-end text:change-id="ct27467824"/><text:change-start text:change-id="ct27468976"/><text:span text:style-name="T8"> supply </text:span><text:change-end text:change-id="ct27468976"/><text:change text:change-id="ct27469168"/><text:change-start text:change-id="ct27471088"/><text:span text:style-name="T8">a few seeds that </text:span><text:change-end text:change-id="ct27471088"/><text:change text:change-id="ct27471280"/><text:change-start text:change-id="ct27472000"/><text:span text:style-name="T8">specify the sources' </text:span><text:change-end text:change-id="ct27472000"/><text:change text:change-id="ct27472192"/><text:change-start text:change-id="ct27473216"/><text:span text:style-name="T8">skeleton</text:span><text:change-end text:change-id="ct27473216"/><text:change-start text:change-id="ct27479344"/><text:span text:style-name="T8">, eliminating t</text:span><text:span text:style-name="T2">he exhaustive task </text:span><text:change-end text:change-id="ct27479344"/><text:change-start text:change-id="ct27484080"/><text:span text:style-name="T18">of </text:span><text:span text:style-name="T9">specifying the complete</text:span><text:change-end text:change-id="ct27484080"/><text:change text:change-id="ct27484272"/><text:change-start text:change-id="ct27479904"/><text:span text:style-name="T9"> geometry of multiple sources.</text:span><text:change-end text:change-id="ct27479904"/><text:change-start text:change-id="ct27481008"/><text:span text:style-name="T10"> Moreover, the interpreter is liberated from the time-consuming procedure </text:span><text:change-end text:change-id="ct27481008"/><text:change text:change-id="ct27481200"/><text:change-start text:change-id="ct27481888"/><text:span text:style-name="T10">of</text:span><text:change-end text:change-id="ct27481888"/><text:change-start text:change-id="ct27482976"/><text:span text:style-name="T10"> yield</text:span><text:change-end text:change-id="ct27482976"/><text:change-start text:change-id="ct27487872"/><text:span text:style-name="T10">ing</text:span><text:change-end text:change-id="ct27487872"/><text:change-start text:change-id="ct27488976"/><text:span text:style-name="T10"> a reasonable </text:span><text:change-end text:change-id="ct27488976"/><text:change-start text:change-id="ct27494560"/><text:span text:style-name="T10">fit to the </text:span><text:change-end text:change-id="ct27494560"/><text:change-start text:change-id="ct27491712"/><text:span text:style-name="T10">data</text:span><text:change-end text:change-id="ct27491712"/><text:change text:change-id="ct27492128"/><text:change text:change-id="ct27491904"/><text:change-start text:change-id="ct27492864"/><text:span text:style-name="T10">.</text:span><text:change-end text:change-id="ct27492864"/><text:change-start text:change-id="ct27493776"/><text:span text:style-name="T10"> </text:span><text:change-end text:change-id="ct27493776"/><text:change-start text:change-id="ct27499296"/><text:span text:style-name="T2">Due to its high computational efficiency, the method of planting anomalous densities can be </text:span><text:soft-page-break/><text:span text:style-name="T2">used to quickly test geologic</text:span><text:change-end text:change-id="ct27499296"/><text:change text:change-id="ct27499536"/><text:change-start text:change-id="ct27495744"/><text:span text:style-name="T2"> hypothesis</text:span><text:change-end text:change-id="ct27495744"/><text:change text:change-id="ct27496352"/><text:change text:change-id="ct27496160"/><text:change text:change-id="ct27495936"/><text:change-start text:change-id="ct27497072"/><text:span text:style-name="T2"> </text:span><text:change-end text:change-id="ct27497072"/><text:change-start text:change-id="ct27498048"/><text:span text:style-name="T2">of</text:span><text:change-end text:change-id="ct27498048"/><text:change-start text:change-id="ct27499008"/><text:span text:style-name="T2"> </text:span><text:change-end text:change-id="ct27499008"/><text:change-start text:change-id="ct27500720"/><text:span text:style-name="T2">different locations and density contrasts</text:span><text:change-end text:change-id="ct27500720"/><text:change text:change-id="ct27500960"/><text:change-start text:change-id="ct27501904"/><text:span text:style-name="T2"> </text:span><text:change-end text:change-id="ct27501904"/><text:change text:change-id="ct27502096"/><text:change-start text:change-id="ct27507232"/><text:span text:style-name="T2">for</text:span><text:change-end text:change-id="ct27507232"/><text:change-start text:change-id="ct27503296"/><text:span text:style-name="T2"> </text:span><text:change-end text:change-id="ct27503296"/><text:change text:change-id="ct27503760"/><text:change text:change-id="ct27503536"/><text:change-start text:change-id="ct27504448"/><text:span text:style-name="T2">presumed </text:span><text:change-end text:change-id="ct27504448"/><text:change text:change-id="ct27504640"/><text:change-start text:change-id="ct27505600"/><text:span text:style-name="T2">sources</text:span><text:change-end text:change-id="ct27505600"/><text:change text:change-id="ct27505792"/><text:change-start text:change-id="ct27508032"/><text:span text:style-name="T2">. To test a hypothesis, one would choose the locations and density contrasts of the seeds accordingly and verify if the inversion result is able to fit the observed data. If it is not able, then the hypothesis can be rejected and a new one can be formulated and tested.</text:span><text:change-end text:change-id="ct27508032"/><text:change-start text:change-id="ct36505264"/><text:span text:style-name="T2"> Otherwise, there is no reason to reject the hypothesis on the basi</text:span><text:change-end text:change-id="ct36505264"/><text:change-start text:change-id="ct23668048"/><text:span text:style-name="T2">s of the geophysical data.</text:span><text:change-end text:change-id="ct23668048"/><text:change-start text:change-id="ct72566960"/><text:span text:style-name="T2"> Thus, the method can be </text:span><text:change-end text:change-id="ct72566960"/><text:change text:change-id="ct27508224"/><text:change-start text:change-id="ct27509200"/><text:span text:style-name="T2">viewed </text:span><text:change-end text:change-id="ct27509200"/><text:change-start text:change-id="ct27510304"/><text:span text:style-name="T2">as a an enhanced forward modeling. The method of planting anomalous densities can be used with both gravity and gravity gradient data. This makes it an ideal tool to interpret compact geologic bodies using the new generation GOCE data. We present </text:span><text:change-end text:change-id="ct27510304"/><text:change text:change-id="ct27510496"/><text:change-start text:change-id="ct27511408"/><text:span text:style-name="T2"><text:s/>applications to synthetic and real data that illustrate the usefulness </text:span><text:change-end text:change-id="ct27511408"/><text:change text:change-id="ct27511600"/><text:change-start text:change-id="ct27516288"/><text:span text:style-name="T2">of our method.</text:span><text:change-end text:change-id="ct275162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Ten-Roman" svg:font-family="TimesTen-Roman"/>
    <style:font-face style:name="AdvP6975" svg:font-family="AdvP6975" style:font-family-generic="roman"/>
    <style:font-face style:name="Times-Roman" svg:font-family="Times-Roman" style:font-family-generic="roman"/>
    <style:font-face style:name="TimesNewRomanPS" svg:font-family="TimesNewRomanPS" style:font-family-generic="roman"/>
    <style:font-face style:name="Sans" svg:font-family="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8543in" fo:margin-right="1.06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Uieda</meta:initial-creator>
    <meta:creation-date>2012-05-25T19:15:39</meta:creation-date>
    <dc:date>2012-05-29T16:53:12</dc:date>
    <meta:editing-duration>PT5H41M39S</meta:editing-duration>
    <meta:editing-cycles>61</meta:editing-cycles>
    <meta:generator>LibreOffice/3.4$Unix LibreOffice_project/340m1$Build-402</meta:generator>
    <dc:creator>Leonardo Uieda</dc:creator>
    <meta:document-statistic meta:table-count="0" meta:image-count="0" meta:object-count="0" meta:page-count="2" meta:paragraph-count="80" meta:word-count="552" meta:character-count="3846" meta:non-whitespace-character-count="3055"/>
  </office:meta>
</office:document-meta>
</file>